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18mm"/>
    </style:style>
    <style:style style:name="co3" style:family="table-column">
      <style:table-column-properties fo:break-before="auto" style:column-width="13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5" calcext:value-type="float">
            <text:p>5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[.B$13]&lt;[.$M8];[.B9];MAX([.B9];[.$M8]+CELL(&quot;CONTENTS&quot;;INDIRECT(ADDRESS(ROW([.B9]);[.B$13]+2-[.$M8])))))" office:value-type="float" office:value="0" calcext:value-type="float">
            <text:p>0</text:p>
          </table:table-cell>
          <table:table-cell table:formula="of:=IF([.C$13]&lt;[.$M8];[.C9];MAX([.C9];[.$M8]+CELL(&quot;CONTENTS&quot;;INDIRECT(ADDRESS(ROW([.C9]);[.C$13]+2-[.$M8])))))" office:value-type="float" office:value="0" calcext:value-type="float">
            <text:p>0</text:p>
          </table:table-cell>
          <table:table-cell table:formula="of:=IF([.D$13]&lt;[.$M8];[.D9];MAX([.D9];[.$M8]+CELL(&quot;CONTENTS&quot;;INDIRECT(ADDRESS(ROW([.D9]);[.D$13]+2-[.$M8])))))" office:value-type="float" office:value="0" calcext:value-type="float">
            <text:p>0</text:p>
          </table:table-cell>
          <table:table-cell table:formula="of:=IF([.E$13]&lt;[.$M8];[.E9];MAX([.E9];[.$M8]+CELL(&quot;CONTENTS&quot;;INDIRECT(ADDRESS(ROW([.E9]);[.E$13]+2-[.$M8])))))" office:value-type="float" office:value="3" calcext:value-type="float">
            <text:p>3</text:p>
          </table:table-cell>
          <table:table-cell table:formula="of:=IF([.F$13]&lt;[.$M8];[.F9];MAX([.F9];[.$M8]+CELL(&quot;CONTENTS&quot;;INDIRECT(ADDRESS(ROW([.F9]);[.F$13]+2-[.$M8])))))" office:value-type="float" office:value="4" calcext:value-type="float">
            <text:p>4</text:p>
          </table:table-cell>
          <table:table-cell table:formula="of:=IF([.G$13]&lt;[.$M8];[.G9];MAX([.G9];[.$M8]+CELL(&quot;CONTENTS&quot;;INDIRECT(ADDRESS(ROW([.G9]);[.G$13]+2-[.$M8])))))" office:value-type="float" office:value="5" calcext:value-type="float">
            <text:p>5</text:p>
          </table:table-cell>
          <table:table-cell table:formula="of:=IF([.H$13]&lt;[.$M8];[.H9];MAX([.H9];[.$M8]+CELL(&quot;CONTENTS&quot;;INDIRECT(ADDRESS(ROW([.H9]);[.H$13]+2-[.$M8])))))" office:value-type="float" office:value="6" calcext:value-type="float">
            <text:p>6</text:p>
          </table:table-cell>
          <table:table-cell table:formula="of:=IF([.I$13]&lt;[.$M8];[.I9];MAX([.I9];[.$M8]+CELL(&quot;CONTENTS&quot;;INDIRECT(ADDRESS(ROW([.I9]);[.I$13]+2-[.$M8])))))" office:value-type="float" office:value="7" calcext:value-type="float">
            <text:p>7</text:p>
          </table:table-cell>
          <table:table-cell table:formula="of:=IF([.J$13]&lt;[.$M8];[.J9];MAX([.J9];[.$M8]+CELL(&quot;CONTENTS&quot;;INDIRECT(ADDRESS(ROW([.J9]);[.J$13]+2-[.$M8])))))" office:value-type="float" office:value="8" calcext:value-type="float">
            <text:p>8</text:p>
          </table:table-cell>
          <table:table-cell table:formula="of:=IF([.K$13]&lt;[.$M8];[.K9];MAX([.K9];[.$M8]+CELL(&quot;CONTENTS&quot;;INDIRECT(ADDRESS(ROW([.K9]);[.K$13]+2-[.$M8])))))" office:value-type="float" office:value="9" calcext:value-type="float">
            <text:p>9</text:p>
          </table:table-cell>
          <table:table-cell table:formula="of:=IF([.L$13]&lt;[.$M8];[.L9];MAX([.L9];[.$M8]+CELL(&quot;CONTENTS&quot;;INDIRECT(ADDRESS(ROW([.L9]);[.L$13]+2-[.$M8]))))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[.B$13]&lt;[.$M9];[.B10];MAX([.B10];[.$M9]+CELL(&quot;CONTENTS&quot;;INDIRECT(ADDRESS(ROW([.B10]);[.B$13]+2-[.$M9])))))" office:value-type="float" office:value="0" calcext:value-type="float">
            <text:p>0</text:p>
          </table:table-cell>
          <table:table-cell table:formula="of:=IF([.C$13]&lt;[.$M9];[.C10];MAX([.C10];[.$M9]+CELL(&quot;CONTENTS&quot;;INDIRECT(ADDRESS(ROW([.C10]);[.C$13]+2-[.$M9])))))" office:value-type="float" office:value="0" calcext:value-type="float">
            <text:p>0</text:p>
          </table:table-cell>
          <table:table-cell table:formula="of:=IF([.D$13]&lt;[.$M9];[.D10];MAX([.D10];[.$M9]+CELL(&quot;CONTENTS&quot;;INDIRECT(ADDRESS(ROW([.D10]);[.D$13]+2-[.$M9])))))" office:value-type="float" office:value="0" calcext:value-type="float">
            <text:p>0</text:p>
          </table:table-cell>
          <table:table-cell table:formula="of:=IF([.E$13]&lt;[.$M9];[.E10];MAX([.E10];[.$M9]+CELL(&quot;CONTENTS&quot;;INDIRECT(ADDRESS(ROW([.E10]);[.E$13]+2-[.$M9])))))" office:value-type="float" office:value="0" calcext:value-type="float">
            <text:p>0</text:p>
          </table:table-cell>
          <table:table-cell table:formula="of:=IF([.F$13]&lt;[.$M9];[.F10];MAX([.F10];[.$M9]+CELL(&quot;CONTENTS&quot;;INDIRECT(ADDRESS(ROW([.F10]);[.F$13]+2-[.$M9])))))" office:value-type="float" office:value="4" calcext:value-type="float">
            <text:p>4</text:p>
          </table:table-cell>
          <table:table-cell table:formula="of:=IF([.G$13]&lt;[.$M9];[.G10];MAX([.G10];[.$M9]+CELL(&quot;CONTENTS&quot;;INDIRECT(ADDRESS(ROW([.G10]);[.G$13]+2-[.$M9])))))" office:value-type="float" office:value="5" calcext:value-type="float">
            <text:p>5</text:p>
          </table:table-cell>
          <table:table-cell table:formula="of:=IF([.H$13]&lt;[.$M9];[.H10];MAX([.H10];[.$M9]+CELL(&quot;CONTENTS&quot;;INDIRECT(ADDRESS(ROW([.H10]);[.H$13]+2-[.$M9])))))" office:value-type="float" office:value="6" calcext:value-type="float">
            <text:p>6</text:p>
          </table:table-cell>
          <table:table-cell table:formula="of:=IF([.I$13]&lt;[.$M9];[.I10];MAX([.I10];[.$M9]+CELL(&quot;CONTENTS&quot;;INDIRECT(ADDRESS(ROW([.I10]);[.I$13]+2-[.$M9])))))" office:value-type="float" office:value="6" calcext:value-type="float">
            <text:p>6</text:p>
          </table:table-cell>
          <table:table-cell table:formula="of:=IF([.J$13]&lt;[.$M9];[.J10];MAX([.J10];[.$M9]+CELL(&quot;CONTENTS&quot;;INDIRECT(ADDRESS(ROW([.J10]);[.J$13]+2-[.$M9])))))" office:value-type="float" office:value="6" calcext:value-type="float">
            <text:p>6</text:p>
          </table:table-cell>
          <table:table-cell table:formula="of:=IF([.K$13]&lt;[.$M9];[.K10];MAX([.K10];[.$M9]+CELL(&quot;CONTENTS&quot;;INDIRECT(ADDRESS(ROW([.K10]);[.K$13]+2-[.$M9])))))" office:value-type="float" office:value="9" calcext:value-type="float">
            <text:p>9</text:p>
          </table:table-cell>
          <table:table-cell table:formula="of:=IF([.L$13]&lt;[.$M9];[.L10];MAX([.L10];[.$M9]+CELL(&quot;CONTENTS&quot;;INDIRECT(ADDRESS(ROW([.L10]);[.L$13]+2-[.$M9]))))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[.B$13]&lt;[.$M10];[.B11];MAX([.B11];[.$M10]+CELL(&quot;CONTENTS&quot;;INDIRECT(ADDRESS(ROW([.B11]);[.B$13]+2-[.$M10])))))" office:value-type="float" office:value="0" calcext:value-type="float">
            <text:p>0</text:p>
          </table:table-cell>
          <table:table-cell table:formula="of:=IF([.C$13]&lt;[.$M10];[.C11];MAX([.C11];[.$M10]+CELL(&quot;CONTENTS&quot;;INDIRECT(ADDRESS(ROW([.C11]);[.C$13]+2-[.$M10])))))" office:value-type="float" office:value="0" calcext:value-type="float">
            <text:p>0</text:p>
          </table:table-cell>
          <table:table-cell table:formula="of:=IF([.D$13]&lt;[.$M10];[.D11];MAX([.D11];[.$M10]+CELL(&quot;CONTENTS&quot;;INDIRECT(ADDRESS(ROW([.D11]);[.D$13]+2-[.$M10])))))" office:value-type="float" office:value="0" calcext:value-type="float">
            <text:p>0</text:p>
          </table:table-cell>
          <table:table-cell table:formula="of:=IF([.E$13]&lt;[.$M10];[.E11];MAX([.E11];[.$M10]+CELL(&quot;CONTENTS&quot;;INDIRECT(ADDRESS(ROW([.E11]);[.E$13]+2-[.$M10])))))" office:value-type="float" office:value="0" calcext:value-type="float">
            <text:p>0</text:p>
          </table:table-cell>
          <table:table-cell table:formula="of:=IF([.F$13]&lt;[.$M10];[.F11];MAX([.F11];[.$M10]+CELL(&quot;CONTENTS&quot;;INDIRECT(ADDRESS(ROW([.F11]);[.F$13]+2-[.$M10])))))" office:value-type="float" office:value="4" calcext:value-type="float">
            <text:p>4</text:p>
          </table:table-cell>
          <table:table-cell table:formula="of:=IF([.G$13]&lt;[.$M10];[.G11];MAX([.G11];[.$M10]+CELL(&quot;CONTENTS&quot;;INDIRECT(ADDRESS(ROW([.G11]);[.G$13]+2-[.$M10])))))" office:value-type="float" office:value="5" calcext:value-type="float">
            <text:p>5</text:p>
          </table:table-cell>
          <table:table-cell table:formula="of:=IF([.H$13]&lt;[.$M10];[.H11];MAX([.H11];[.$M10]+CELL(&quot;CONTENTS&quot;;INDIRECT(ADDRESS(ROW([.H11]);[.H$13]+2-[.$M10])))))" office:value-type="float" office:value="5" calcext:value-type="float">
            <text:p>5</text:p>
          </table:table-cell>
          <table:table-cell table:formula="of:=IF([.I$13]&lt;[.$M10];[.I11];MAX([.I11];[.$M10]+CELL(&quot;CONTENTS&quot;;INDIRECT(ADDRESS(ROW([.I11]);[.I$13]+2-[.$M10])))))" office:value-type="float" office:value="5" calcext:value-type="float">
            <text:p>5</text:p>
          </table:table-cell>
          <table:table-cell table:formula="of:=IF([.J$13]&lt;[.$M10];[.J11];MAX([.J11];[.$M10]+CELL(&quot;CONTENTS&quot;;INDIRECT(ADDRESS(ROW([.J11]);[.J$13]+2-[.$M10])))))" office:value-type="float" office:value="5" calcext:value-type="float">
            <text:p>5</text:p>
          </table:table-cell>
          <table:table-cell table:formula="of:=IF([.K$13]&lt;[.$M10];[.K11];MAX([.K11];[.$M10]+CELL(&quot;CONTENTS&quot;;INDIRECT(ADDRESS(ROW([.K11]);[.K$13]+2-[.$M10])))))" office:value-type="float" office:value="9" calcext:value-type="float">
            <text:p>9</text:p>
          </table:table-cell>
          <table:table-cell table:formula="of:=IF([.L$13]&lt;[.$M10];[.L11];MAX([.L11];[.$M10]+CELL(&quot;CONTENTS&quot;;INDIRECT(ADDRESS(ROW([.L11]);[.L$13]+2-[.$M10]))))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B$13]&lt;[.$M11];[.B12];MAX([.B12];[.$M11]+CELL(&quot;CONTENTS&quot;;INDIRECT(ADDRESS(ROW([.B12]);[.B$13]+2-[.$M11])))))" office:value-type="float" office:value="0" calcext:value-type="float">
            <text:p>0</text:p>
          </table:table-cell>
          <table:table-cell table:formula="of:=IF([.C$13]&lt;[.$M11];[.C12];MAX([.C12];[.$M11]+CELL(&quot;CONTENTS&quot;;INDIRECT(ADDRESS(ROW([.C12]);[.C$13]+2-[.$M11])))))" office:value-type="float" office:value="0" calcext:value-type="float">
            <text:p>0</text:p>
          </table:table-cell>
          <table:table-cell table:formula="of:=IF([.D$13]&lt;[.$M11];[.D12];MAX([.D12];[.$M11]+CELL(&quot;CONTENTS&quot;;INDIRECT(ADDRESS(ROW([.D12]);[.D$13]+2-[.$M11])))))" office:value-type="float" office:value="0" calcext:value-type="float">
            <text:p>0</text:p>
          </table:table-cell>
          <table:table-cell table:formula="of:=IF([.E$13]&lt;[.$M11];[.E12];MAX([.E12];[.$M11]+CELL(&quot;CONTENTS&quot;;INDIRECT(ADDRESS(ROW([.E12]);[.E$13]+2-[.$M11])))))" office:value-type="float" office:value="0" calcext:value-type="float">
            <text:p>0</text:p>
          </table:table-cell>
          <table:table-cell table:formula="of:=IF([.F$13]&lt;[.$M11];[.F12];MAX([.F12];[.$M11]+CELL(&quot;CONTENTS&quot;;INDIRECT(ADDRESS(ROW([.F12]);[.F$13]+2-[.$M11])))))" office:value-type="float" office:value="0" calcext:value-type="float">
            <text:p>0</text:p>
          </table:table-cell>
          <table:table-cell table:formula="of:=IF([.G$13]&lt;[.$M11];[.G12];MAX([.G12];[.$M11]+CELL(&quot;CONTENTS&quot;;INDIRECT(ADDRESS(ROW([.G12]);[.G$13]+2-[.$M11])))))" office:value-type="float" office:value="5" calcext:value-type="float">
            <text:p>5</text:p>
          </table:table-cell>
          <table:table-cell table:formula="of:=IF([.H$13]&lt;[.$M11];[.H12];MAX([.H12];[.$M11]+CELL(&quot;CONTENTS&quot;;INDIRECT(ADDRESS(ROW([.H12]);[.H$13]+2-[.$M11])))))" office:value-type="float" office:value="5" calcext:value-type="float">
            <text:p>5</text:p>
          </table:table-cell>
          <table:table-cell table:formula="of:=IF([.I$13]&lt;[.$M11];[.I12];MAX([.I12];[.$M11]+CELL(&quot;CONTENTS&quot;;INDIRECT(ADDRESS(ROW([.I12]);[.I$13]+2-[.$M11])))))" office:value-type="float" office:value="5" calcext:value-type="float">
            <text:p>5</text:p>
          </table:table-cell>
          <table:table-cell table:formula="of:=IF([.J$13]&lt;[.$M11];[.J12];MAX([.J12];[.$M11]+CELL(&quot;CONTENTS&quot;;INDIRECT(ADDRESS(ROW([.J12]);[.J$13]+2-[.$M11])))))" office:value-type="float" office:value="5" calcext:value-type="float">
            <text:p>5</text:p>
          </table:table-cell>
          <table:table-cell table:formula="of:=IF([.K$13]&lt;[.$M11];[.K12];MAX([.K12];[.$M11]+CELL(&quot;CONTENTS&quot;;INDIRECT(ADDRESS(ROW([.K12]);[.K$13]+2-[.$M11])))))" office:value-type="float" office:value="5" calcext:value-type="float">
            <text:p>5</text:p>
          </table:table-cell>
          <table:table-cell table:formula="of:=IF([.L$13]&lt;[.$M11];[.L12];MAX([.L12];[.$M11]+CELL(&quot;CONTENTS&quot;;INDIRECT(ADDRESS(ROW([.L12]);[.L$13]+2-[.$M11]))))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15:39:22.270000000</meta:creation-date>
    <dc:date>2015-12-10T16:05:56.186000000</dc:date>
    <meta:editing-duration>PT10M33S</meta:editing-duration>
    <meta:editing-cycles>1</meta:editing-cycles>
    <meta:document-statistic meta:table-count="1" meta:cell-count="150" meta:object-count="0"/>
    <meta:generator>LibreOffice/4.4.5.2$Windows_x86 LibreOffice_project/a22f674fd25a3b6f45bdebf25400ed2adff0ff99</meta:generator>
  </office:meta>
</office:document-meta>
</file>